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4" style:family="table-cell" style:parent-style-name="Default" style:data-style-name="N4">
      <style:table-cell-properties fo:background-color="#33cc66"/>
    </style:style>
    <style:style style:name="ce3" style:family="table-cell" style:parent-style-name="Default" style:data-style-name="N4">
      <style:table-cell-properties fo:background-color="#00ff00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3.54" calcext:value-type="float">
            <text:p>83.5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98" calcext:value-type="float">
            <text:p>198</text:p>
          </table:table-cell>
          <table:table-cell table:formula="of:=[.B6]-[.E6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.91" calcext:value-type="float">
            <text:p>90.9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20" calcext:value-type="float">
            <text:p>320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4.9" calcext:value-type="float">
            <text:p>94.9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86" calcext:value-type="float">
            <text:p>186</text:p>
          </table:table-cell>
          <table:table-cell table:formula="of:=[.B16]-[.E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1.74" calcext:value-type="float">
            <text:p>91.7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0" calcext:value-type="float">
            <text:p>100</text:p>
          </table:table-cell>
          <table:table-cell table:formula="of:=[.B18]-[.E1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2.17" calcext:value-type="float">
            <text:p>72.1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3" calcext:value-type="float">
            <text:p>223</text:p>
          </table:table-cell>
          <table:table-cell table:formula="of:=[.B19]-[.E19]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.58" calcext:value-type="float">
            <text:p>62.5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7" calcext:value-type="float">
            <text:p>97</text:p>
          </table:table-cell>
          <table:table-cell table:formula="of:=[.B21]-[.E21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9.58" calcext:value-type="float">
            <text:p>89.5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72" calcext:value-type="float">
            <text:p>172</text:p>
          </table:table-cell>
          <table:table-cell table:formula="of:=[.B22]-[.E2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.2" calcext:value-type="float">
            <text:p>75.2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79" calcext:value-type="float">
            <text:p>379</text:p>
          </table:table-cell>
          <table:table-cell table:formula="of:=[.B25]-[.E25]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86.97" calcext:value-type="float">
            <text:p>86.97</text:p>
          </table:table-cell>
          <table:table-cell table:formula="of:=SUM([.B2:.B27])" office:value-type="float" office:value="3715" calcext:value-type="float">
            <text:p>3715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31" calcext:value-type="float">
            <text:p>3231</text:p>
          </table:table-cell>
          <table:table-cell table:formula="of:=[.B29]-[.E29]" office:value-type="float" office:value="484" calcext:value-type="float">
            <text:p>484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10:47:29.779909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7T16:44:35.178945451</dc:date>
    <dc:creator>Brent Seidel</dc:creator>
    <meta:editing-duration>P4DT4H53M58S</meta:editing-duration>
    <meta:editing-cycles>24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